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5992" calcext:value-type="float">
            <text:p>-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768" calcext:value-type="float">
            <text:p>-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6912" calcext:value-type="float">
            <text:p>-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9-1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1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284" calcext:value-type="float">
            <text:p>-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284" calcext:value-type="float">
            <text:p>-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624" calcext:value-type="float">
            <text:p>-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9936" calcext:value-type="float">
            <text:p>-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384" calcext:value-type="float">
            <text:p>-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3736" calcext:value-type="float">
            <text:p>-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5512" calcext:value-type="float">
            <text:p>-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5992" calcext:value-type="float">
            <text:p>-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8288" calcext:value-type="float">
            <text:p>-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9144" calcext:value-type="float">
            <text:p>-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9248" calcext:value-type="float">
            <text:p>-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3632" calcext:value-type="float">
            <text:p>-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8496" calcext:value-type="float">
            <text:p>-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7744" calcext:value-type="float">
            <text:p>-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384" calcext:value-type="float">
            <text:p>-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2128" calcext:value-type="float">
            <text:p>-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9184" calcext:value-type="float">
            <text:p>-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2128" calcext:value-type="float">
            <text:p>-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6032" calcext:value-type="float">
            <text:p>-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0624" calcext:value-type="float">
            <text:p>-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584" calcext:value-type="float">
            <text:p>-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584" calcext:value-type="float">
            <text:p>-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9976" calcext:value-type="float">
            <text:p>-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984" calcext:value-type="float">
            <text:p>-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1248" calcext:value-type="float">
            <text:p>-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592" calcext:value-type="float">
            <text:p>-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8032" calcext:value-type="float">
            <text:p>-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104" calcext:value-type="float">
            <text:p>-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9888" calcext:value-type="float">
            <text:p>-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0952" calcext:value-type="float">
            <text:p>-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9824" calcext:value-type="float">
            <text:p>-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0888" calcext:value-type="float">
            <text:p>-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6232" calcext:value-type="float">
            <text:p>-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452" calcext:value-type="float">
            <text:p>-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848" calcext:value-type="float">
            <text:p>-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6192" calcext:value-type="float">
            <text:p>-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2728" calcext:value-type="float">
            <text:p>-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344" calcext:value-type="float">
            <text:p>-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7888" calcext:value-type="float">
            <text:p>-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968" calcext:value-type="float">
            <text:p>-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2752" calcext:value-type="float">
            <text:p>-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628" calcext:value-type="float">
            <text:p>-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772" calcext:value-type="float">
            <text:p>-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9432" calcext:value-type="float">
            <text:p>-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8952" calcext:value-type="float">
            <text:p>-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9432" calcext:value-type="float">
            <text:p>-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772" calcext:value-type="float">
            <text:p>-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1248" calcext:value-type="float">
            <text:p>-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0768" calcext:value-type="float">
            <text:p>-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696" calcext:value-type="float">
            <text:p>-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216" calcext:value-type="float">
            <text:p>-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264" calcext:value-type="float">
            <text:p>-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696" calcext:value-type="float">
            <text:p>-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568" calcext:value-type="float">
            <text:p>-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6904" calcext:value-type="float">
            <text:p>-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592" calcext:value-type="float">
            <text:p>-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012" calcext:value-type="float">
            <text:p>-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156" calcext:value-type="float">
            <text:p>-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728" calcext:value-type="float">
            <text:p>-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592" calcext:value-type="float">
            <text:p>-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06" calcext:value-type="float">
            <text:p>-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9744" calcext:value-type="float">
            <text:p>-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936" calcext:value-type="float">
            <text:p>-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208" calcext:value-type="float">
            <text:p>-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3648" calcext:value-type="float">
            <text:p>-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832" calcext:value-type="float">
            <text:p>-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296" calcext:value-type="float">
            <text:p>-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016" calcext:value-type="float">
            <text:p>-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208" calcext:value-type="float">
            <text:p>-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5048" calcext:value-type="float">
            <text:p>-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0768" calcext:value-type="float">
            <text:p>-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4776" calcext:value-type="float">
            <text:p>-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864" calcext:value-type="float">
            <text:p>-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5048" calcext:value-type="float">
            <text:p>-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944" calcext:value-type="float">
            <text:p>-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232" calcext:value-type="float">
            <text:p>-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088" calcext:value-type="float">
            <text:p>-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176" calcext:value-type="float">
            <text:p>-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8472" calcext:value-type="float">
            <text:p>-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2272" calcext:value-type="float">
            <text:p>-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9808" calcext:value-type="float">
            <text:p>-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8952" calcext:value-type="float">
            <text:p>-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576" calcext:value-type="float">
            <text:p>-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0768" calcext:value-type="float">
            <text:p>-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904" calcext:value-type="float">
            <text:p>-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328" calcext:value-type="float">
            <text:p>-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0288" calcext:value-type="float">
            <text:p>-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488" calcext:value-type="float">
            <text:p>-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328" calcext:value-type="float">
            <text:p>-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8096" calcext:value-type="float">
            <text:p>-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0288" calcext:value-type="float">
            <text:p>-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772" calcext:value-type="float">
            <text:p>-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9056" calcext:value-type="float">
            <text:p>-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4504" calcext:value-type="float">
            <text:p>-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872" calcext:value-type="float">
            <text:p>-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632" calcext:value-type="float">
            <text:p>-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904" calcext:value-type="float">
            <text:p>-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7408" calcext:value-type="float">
            <text:p>-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6928" calcext:value-type="float">
            <text:p>-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2168" calcext:value-type="float">
            <text:p>-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232" calcext:value-type="float">
            <text:p>-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944" calcext:value-type="float">
            <text:p>-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984" calcext:value-type="float">
            <text:p>-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1792" calcext:value-type="float">
            <text:p>-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3336" calcext:value-type="float">
            <text:p>-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9056" calcext:value-type="float">
            <text:p>-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9056" calcext:value-type="float">
            <text:p>-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488" calcext:value-type="float">
            <text:p>-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4776" calcext:value-type="float">
            <text:p>-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8952" calcext:value-type="float">
            <text:p>-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2752" calcext:value-type="float">
            <text:p>-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6552" calcext:value-type="float">
            <text:p>-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7472" calcext:value-type="float">
            <text:p>-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2232" calcext:value-type="float">
            <text:p>-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8432" calcext:value-type="float">
            <text:p>-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504" calcext:value-type="float">
            <text:p>-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6384" calcext:value-type="float">
            <text:p>-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628" calcext:value-type="float">
            <text:p>-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8472" calcext:value-type="float">
            <text:p>-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8096" calcext:value-type="float">
            <text:p>-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576" calcext:value-type="float">
            <text:p>-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776" calcext:value-type="float">
            <text:p>-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824" calcext:value-type="float">
            <text:p>-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9664" calcext:value-type="float">
            <text:p>-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2608" calcext:value-type="float">
            <text:p>-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432" calcext:value-type="float">
            <text:p>-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716" calcext:value-type="float">
            <text:p>-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288" calcext:value-type="float">
            <text:p>-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928" calcext:value-type="float">
            <text:p>-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4112" calcext:value-type="float">
            <text:p>-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9248" calcext:value-type="float">
            <text:p>-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9248" calcext:value-type="float">
            <text:p>-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524" calcext:value-type="float">
            <text:p>-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2672" calcext:value-type="float">
            <text:p>-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9144" calcext:value-type="float">
            <text:p>-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428" calcext:value-type="float">
            <text:p>-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38" calcext:value-type="float">
            <text:p>-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6432" calcext:value-type="float">
            <text:p>-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3384" calcext:value-type="float">
            <text:p>-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8936" calcext:value-type="float">
            <text:p>-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3632" calcext:value-type="float">
            <text:p>-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9728" calcext:value-type="float">
            <text:p>-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928" calcext:value-type="float">
            <text:p>-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6512" calcext:value-type="float">
            <text:p>-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6304" calcext:value-type="float">
            <text:p>-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2128" calcext:value-type="float">
            <text:p>-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7264" calcext:value-type="float">
            <text:p>-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5072" calcext:value-type="float">
            <text:p>-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6408" calcext:value-type="float">
            <text:p>-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6032" calcext:value-type="float">
            <text:p>-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904" calcext:value-type="float">
            <text:p>-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904" calcext:value-type="float">
            <text:p>-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9184" calcext:value-type="float">
            <text:p>-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864" calcext:value-type="float">
            <text:p>-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008" calcext:value-type="float">
            <text:p>-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3672" calcext:value-type="float">
            <text:p>-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2712" calcext:value-type="float">
            <text:p>-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6136" calcext:value-type="float">
            <text:p>-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1" calcext:value-type="float">
            <text:p>-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864" calcext:value-type="float">
            <text:p>-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536" calcext:value-type="float">
            <text:p>-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8744" calcext:value-type="float">
            <text:p>-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9976" calcext:value-type="float">
            <text:p>-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544" calcext:value-type="float">
            <text:p>-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984" calcext:value-type="float">
            <text:p>-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868" calcext:value-type="float">
            <text:p>-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016" calcext:value-type="float">
            <text:p>-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872" calcext:value-type="float">
            <text:p>-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424" calcext:value-type="float">
            <text:p>-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9952" calcext:value-type="float">
            <text:p>-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768" calcext:value-type="float">
            <text:p>-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4856" calcext:value-type="float">
            <text:p>-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9616" calcext:value-type="float">
            <text:p>-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972" calcext:value-type="float">
            <text:p>-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9824" calcext:value-type="float">
            <text:p>-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544" calcext:value-type="float">
            <text:p>-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116" calcext:value-type="float">
            <text:p>-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9072" calcext:value-type="float">
            <text:p>-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5544" calcext:value-type="float">
            <text:p>-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116" calcext:value-type="float">
            <text:p>-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0512" calcext:value-type="float">
            <text:p>-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6608" calcext:value-type="float">
            <text:p>-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0784" calcext:value-type="float">
            <text:p>-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1872" calcext:value-type="float">
            <text:p>-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048" calcext:value-type="float">
            <text:p>-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936" calcext:value-type="float">
            <text:p>-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592" calcext:value-type="float">
            <text:p>-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5256" calcext:value-type="float">
            <text:p>-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872" calcext:value-type="float">
            <text:p>-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296" calcext:value-type="float">
            <text:p>-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176" calcext:value-type="float">
            <text:p>-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328" calcext:value-type="float">
            <text:p>-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088" calcext:value-type="float">
            <text:p>-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824" calcext:value-type="float">
            <text:p>-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7408" calcext:value-type="float">
            <text:p>-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504" calcext:value-type="float">
            <text:p>-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5216" calcext:value-type="float">
            <text:p>-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6072" calcext:value-type="float">
            <text:p>-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008" calcext:value-type="float">
            <text:p>-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6072" calcext:value-type="float">
            <text:p>-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912" calcext:value-type="float">
            <text:p>-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6072" calcext:value-type="float">
            <text:p>-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4-02-0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2296" calcext:value-type="float">
            <text:p>-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524" calcext:value-type="float">
            <text:p>-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9144" calcext:value-type="float">
            <text:p>-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8288" calcext:value-type="float">
            <text:p>-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624" calcext:value-type="float">
            <text:p>-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5888" calcext:value-type="float">
            <text:p>-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3696" calcext:value-type="float">
            <text:p>-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284" calcext:value-type="float">
            <text:p>-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9792" calcext:value-type="float">
            <text:p>-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1608" calcext:value-type="float">
            <text:p>-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9312" calcext:value-type="float">
            <text:p>-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3696" calcext:value-type="float">
            <text:p>-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1608" calcext:value-type="float">
            <text:p>-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3008" calcext:value-type="float">
            <text:p>-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3176" calcext:value-type="float">
            <text:p>-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656" calcext:value-type="float">
            <text:p>-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1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1792" calcext:value-type="float">
            <text:p>-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6928" calcext:value-type="float">
            <text:p>-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0104" calcext:value-type="float">
            <text:p>-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7664" calcext:value-type="float">
            <text:p>-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792" calcext:value-type="float">
            <text:p>-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2256" calcext:value-type="float">
            <text:p>-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9144" calcext:value-type="float">
            <text:p>-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6952" calcext:value-type="float">
            <text:p>-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5344" calcext:value-type="float">
            <text:p>-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764" calcext:value-type="float">
            <text:p>-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9832" calcext:value-type="float">
            <text:p>-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4176" calcext:value-type="float">
            <text:p>-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38" calcext:value-type="float">
            <text:p>-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5992" calcext:value-type="float">
            <text:p>-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5512" calcext:value-type="float">
            <text:p>-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5136" calcext:value-type="float">
            <text:p>-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2672" calcext:value-type="float">
            <text:p>-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9832" calcext:value-type="float">
            <text:p>-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1648" calcext:value-type="float">
            <text:p>-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1648" calcext:value-type="float">
            <text:p>-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6784" calcext:value-type="float">
            <text:p>-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9728" calcext:value-type="float">
            <text:p>-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8872" calcext:value-type="float">
            <text:p>-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668" calcext:value-type="float">
            <text:p>-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8872" calcext:value-type="float">
            <text:p>-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8288" calcext:value-type="float">
            <text:p>-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2672" calcext:value-type="float">
            <text:p>-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0104" calcext:value-type="float">
            <text:p>-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716" calcext:value-type="float">
            <text:p>-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7264" calcext:value-type="float">
            <text:p>-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9456" calcext:value-type="float">
            <text:p>-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6784" calcext:value-type="float">
            <text:p>-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6784" calcext:value-type="float">
            <text:p>-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1752" calcext:value-type="float">
            <text:p>-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824" calcext:value-type="float">
            <text:p>-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264" calcext:value-type="float">
            <text:p>-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96" calcext:value-type="float">
            <text:p>-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8552" calcext:value-type="float">
            <text:p>-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208" calcext:value-type="float">
            <text:p>-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9616" calcext:value-type="float">
            <text:p>-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5648" calcext:value-type="float">
            <text:p>-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7736" calcext:value-type="float">
            <text:p>-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3832" calcext:value-type="float">
            <text:p>-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6464" calcext:value-type="float">
            <text:p>-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2352" calcext:value-type="float">
            <text:p>-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3168" calcext:value-type="float">
            <text:p>-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88" calcext:value-type="float">
            <text:p>-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2272" calcext:value-type="float">
            <text:p>-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6928" calcext:value-type="float">
            <text:p>-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9872" calcext:value-type="float">
            <text:p>-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536" calcext:value-type="float">
            <text:p>-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1104" calcext:value-type="float">
            <text:p>-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0144" calcext:value-type="float">
            <text:p>-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5384" calcext:value-type="float">
            <text:p>-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584" calcext:value-type="float">
            <text:p>-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5112" calcext:value-type="float">
            <text:p>-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4048" calcext:value-type="float">
            <text:p>-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776" calcext:value-type="float">
            <text:p>-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88" calcext:value-type="float">
            <text:p>-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712" calcext:value-type="float">
            <text:p>-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0392" calcext:value-type="float">
            <text:p>-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904" calcext:value-type="float">
            <text:p>-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192" calcext:value-type="float">
            <text:p>-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0184" calcext:value-type="float">
            <text:p>-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232" calcext:value-type="float">
            <text:p>-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544" calcext:value-type="float">
            <text:p>-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736" calcext:value-type="float">
            <text:p>-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9872" calcext:value-type="float">
            <text:p>-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008" calcext:value-type="float">
            <text:p>-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1856" calcext:value-type="float">
            <text:p>-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3568" calcext:value-type="float">
            <text:p>-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3568" calcext:value-type="float">
            <text:p>-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1752" calcext:value-type="float">
            <text:p>-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7096" calcext:value-type="float">
            <text:p>-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7096" calcext:value-type="float">
            <text:p>-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3192" calcext:value-type="float">
            <text:p>-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864" calcext:value-type="float">
            <text:p>-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288" calcext:value-type="float">
            <text:p>-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4632" calcext:value-type="float">
            <text:p>-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72" calcext:value-type="float">
            <text:p>-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2232" calcext:value-type="float">
            <text:p>-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7472" calcext:value-type="float">
            <text:p>-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3568" calcext:value-type="float">
            <text:p>-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0144" calcext:value-type="float">
            <text:p>-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2712" calcext:value-type="float">
            <text:p>-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8224" calcext:value-type="float">
            <text:p>-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5552" calcext:value-type="float">
            <text:p>-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5552" calcext:value-type="float">
            <text:p>-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148" calcext:value-type="float">
            <text:p>-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8" calcext:value-type="float">
            <text:p>-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944" calcext:value-type="float">
            <text:p>-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1376" calcext:value-type="float">
            <text:p>-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92" calcext:value-type="float">
            <text:p>-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9872" calcext:value-type="float">
            <text:p>-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92" calcext:value-type="float">
            <text:p>-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4632" calcext:value-type="float">
            <text:p>-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3296" calcext:value-type="float">
            <text:p>-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196" calcext:value-type="float">
            <text:p>-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008" calcext:value-type="float">
            <text:p>-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0144" calcext:value-type="float">
            <text:p>-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3192" calcext:value-type="float">
            <text:p>-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904" calcext:value-type="float">
            <text:p>-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536" calcext:value-type="float">
            <text:p>-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9976" calcext:value-type="float">
            <text:p>-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808" calcext:value-type="float">
            <text:p>-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3568" calcext:value-type="float">
            <text:p>-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9184" calcext:value-type="float">
            <text:p>-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2608" calcext:value-type="float">
            <text:p>-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6888" calcext:value-type="float">
            <text:p>-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2984" calcext:value-type="float">
            <text:p>-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6992" calcext:value-type="float">
            <text:p>-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1" calcext:value-type="float">
            <text:p>-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2232" calcext:value-type="float">
            <text:p>-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944" calcext:value-type="float">
            <text:p>-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368" calcext:value-type="float">
            <text:p>-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2608" calcext:value-type="float">
            <text:p>-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2608" calcext:value-type="float">
            <text:p>-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2984" calcext:value-type="float">
            <text:p>-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384" calcext:value-type="float">
            <text:p>-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2984" calcext:value-type="float">
            <text:p>-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2984" calcext:value-type="float">
            <text:p>-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9936" calcext:value-type="float">
            <text:p>-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368" calcext:value-type="float">
            <text:p>-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7472" calcext:value-type="float">
            <text:p>-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88" calcext:value-type="float">
            <text:p>-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7408" calcext:value-type="float">
            <text:p>-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7952" calcext:value-type="float">
            <text:p>-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7576" calcext:value-type="float">
            <text:p>-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944" calcext:value-type="float">
            <text:p>-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6512" calcext:value-type="float">
            <text:p>-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2712" calcext:value-type="float">
            <text:p>-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7576" calcext:value-type="float">
            <text:p>-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3296" calcext:value-type="float">
            <text:p>-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6888" calcext:value-type="float">
            <text:p>-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272" calcext:value-type="float">
            <text:p>-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3192" calcext:value-type="float">
            <text:p>-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2816" calcext:value-type="float">
            <text:p>-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3192" calcext:value-type="float">
            <text:p>-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2712" calcext:value-type="float">
            <text:p>-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6512" calcext:value-type="float">
            <text:p>-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7744" calcext:value-type="float">
            <text:p>-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9456" calcext:value-type="float">
            <text:p>-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8496" calcext:value-type="float">
            <text:p>-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1064" calcext:value-type="float">
            <text:p>-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5448" calcext:value-type="float">
            <text:p>-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0688" calcext:value-type="float">
            <text:p>-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12" calcext:value-type="float">
            <text:p>-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12" calcext:value-type="float">
            <text:p>-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0688" calcext:value-type="float">
            <text:p>-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9352" calcext:value-type="float">
            <text:p>-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716" calcext:value-type="float">
            <text:p>-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668" calcext:value-type="float">
            <text:p>-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0104" calcext:value-type="float">
            <text:p>-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2672" calcext:value-type="float">
            <text:p>-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572" calcext:value-type="float">
            <text:p>-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4968" calcext:value-type="float">
            <text:p>-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8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624" calcext:value-type="float">
            <text:p>-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5344" calcext:value-type="float">
            <text:p>-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5344" calcext:value-type="float">
            <text:p>-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8872" calcext:value-type="float">
            <text:p>-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3256" calcext:value-type="float">
            <text:p>-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9352" calcext:value-type="float">
            <text:p>-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9832" calcext:value-type="float">
            <text:p>-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5072" calcext:value-type="float">
            <text:p>-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9456" calcext:value-type="float">
            <text:p>-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2712" calcext:value-type="float">
            <text:p>-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328" calcext:value-type="float">
            <text:p>-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904" calcext:value-type="float">
            <text:p>-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196" calcext:value-type="float">
            <text:p>-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34" calcext:value-type="float">
            <text:p>-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544" calcext:value-type="float">
            <text:p>-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776" calcext:value-type="float">
            <text:p>-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248" calcext:value-type="float">
            <text:p>-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5216" calcext:value-type="float">
            <text:p>-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504" calcext:value-type="float">
            <text:p>-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5696" calcext:value-type="float">
            <text:p>-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1792" calcext:value-type="float">
            <text:p>-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7784" calcext:value-type="float">
            <text:p>-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8744" calcext:value-type="float">
            <text:p>-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632" calcext:value-type="float">
            <text:p>-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5736" calcext:value-type="float">
            <text:p>-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216" calcext:value-type="float">
            <text:p>-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88" calcext:value-type="float">
            <text:p>-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3272" calcext:value-type="float">
            <text:p>-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4816" calcext:value-type="float">
            <text:p>-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1872" calcext:value-type="float">
            <text:p>-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1872" calcext:value-type="float">
            <text:p>-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7968" calcext:value-type="float">
            <text:p>-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1976" calcext:value-type="float">
            <text:p>-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36464" calcext:value-type="float">
            <text:p>-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6672" calcext:value-type="float">
            <text:p>-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7632" calcext:value-type="float">
            <text:p>-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068" calcext:value-type="float">
            <text:p>-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3664" calcext:value-type="float">
            <text:p>-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8424" calcext:value-type="float">
            <text:p>-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1472" calcext:value-type="float">
            <text:p>-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2328" calcext:value-type="float">
            <text:p>-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356" calcext:value-type="float">
            <text:p>-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832" calcext:value-type="float">
            <text:p>-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3184" calcext:value-type="float">
            <text:p>-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1472" calcext:value-type="float">
            <text:p>-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3664" calcext:value-type="float">
            <text:p>-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548" calcext:value-type="float">
            <text:p>-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8528" calcext:value-type="float">
            <text:p>-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9864" calcext:value-type="float">
            <text:p>-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216" calcext:value-type="float">
            <text:p>-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8904" calcext:value-type="float">
            <text:p>-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4728" calcext:value-type="float">
            <text:p>-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072" calcext:value-type="float">
            <text:p>-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5376" calcext:value-type="float">
            <text:p>-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8424" calcext:value-type="float">
            <text:p>-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5856" calcext:value-type="float">
            <text:p>-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7464" calcext:value-type="float">
            <text:p>-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6504" calcext:value-type="float">
            <text:p>-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9824" calcext:value-type="float">
            <text:p>-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2976" calcext:value-type="float">
            <text:p>-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5272" calcext:value-type="float">
            <text:p>-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1368" calcext:value-type="float">
            <text:p>-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8696" calcext:value-type="float">
            <text:p>-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208" calcext:value-type="float">
            <text:p>-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1536" calcext:value-type="float">
            <text:p>-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4584" calcext:value-type="float">
            <text:p>-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068" calcext:value-type="float">
            <text:p>-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776" calcext:value-type="float">
            <text:p>-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14416" calcext:value-type="float">
            <text:p>-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4312" calcext:value-type="float">
            <text:p>-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1264" calcext:value-type="float">
            <text:p>-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0304" calcext:value-type="float">
            <text:p>-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2392" calcext:value-type="float">
            <text:p>-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5712" calcext:value-type="float">
            <text:p>-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7152" calcext:value-type="float">
            <text:p>-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6776" calcext:value-type="float">
            <text:p>-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2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7152" calcext:value-type="float">
            <text:p>-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98592" calcext:value-type="float">
            <text:p>-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3832" calcext:value-type="float">
            <text:p>-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972" calcext:value-type="float">
            <text:p>-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808" calcext:value-type="float">
            <text:p>-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1704" calcext:value-type="float">
            <text:p>-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1328" calcext:value-type="float">
            <text:p>-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768" calcext:value-type="float">
            <text:p>-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448" calcext:value-type="float">
            <text:p>-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7904" calcext:value-type="float">
            <text:p>-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272" calcext:value-type="float">
            <text:p>-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2456" calcext:value-type="float">
            <text:p>-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588" calcext:value-type="float">
            <text:p>-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9408" calcext:value-type="float">
            <text:p>-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224" calcext:value-type="float">
            <text:p>-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87696" calcext:value-type="float">
            <text:p>-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7592" calcext:value-type="float">
            <text:p>-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3688" calcext:value-type="float">
            <text:p>-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54" calcext:value-type="float">
            <text:p>-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6632" calcext:value-type="float">
            <text:p>-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8344" calcext:value-type="float">
            <text:p>-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104" calcext:value-type="float">
            <text:p>-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4816" calcext:value-type="float">
            <text:p>-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4816" calcext:value-type="float">
            <text:p>-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2728" calcext:value-type="float">
            <text:p>-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96" calcext:value-type="float">
            <text:p>-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5672" calcext:value-type="float">
            <text:p>-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5088" calcext:value-type="float">
            <text:p>-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232" calcext:value-type="float">
            <text:p>-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608" calcext:value-type="float">
            <text:p>-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712" calcext:value-type="float">
            <text:p>-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9952" calcext:value-type="float">
            <text:p>-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808" calcext:value-type="float">
            <text:p>-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3856" calcext:value-type="float">
            <text:p>-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608" calcext:value-type="float">
            <text:p>-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3272" calcext:value-type="float">
            <text:p>-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608" calcext:value-type="float">
            <text:p>-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08" calcext:value-type="float">
            <text:p>-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156" calcext:value-type="float">
            <text:p>-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3" calcext:value-type="float">
            <text:p>-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68" calcext:value-type="float">
            <text:p>-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7656" calcext:value-type="float">
            <text:p>-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06" calcext:value-type="float">
            <text:p>-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264" calcext:value-type="float">
            <text:p>-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4504" calcext:value-type="float">
            <text:p>-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112" calcext:value-type="float">
            <text:p>-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344" calcext:value-type="float">
            <text:p>-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488" calcext:value-type="float">
            <text:p>-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4776" calcext:value-type="float">
            <text:p>-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344" calcext:value-type="float">
            <text:p>-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4776" calcext:value-type="float">
            <text:p>-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408" calcext:value-type="float">
            <text:p>-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4504" calcext:value-type="float">
            <text:p>-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06" calcext:value-type="float">
            <text:p>-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7928" calcext:value-type="float">
            <text:p>-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44" calcext:value-type="float">
            <text:p>-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3648" calcext:value-type="float">
            <text:p>-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3752" calcext:value-type="float">
            <text:p>-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312" calcext:value-type="float">
            <text:p>-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9912" calcext:value-type="float">
            <text:p>-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8096" calcext:value-type="float">
            <text:p>-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248" calcext:value-type="float">
            <text:p>-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104" calcext:value-type="float">
            <text:p>-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536" calcext:value-type="float">
            <text:p>-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296" calcext:value-type="float">
            <text:p>-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7344" calcext:value-type="float">
            <text:p>-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872" calcext:value-type="float">
            <text:p>-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152" calcext:value-type="float">
            <text:p>-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0392" calcext:value-type="float">
            <text:p>-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728" calcext:value-type="float">
            <text:p>-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024" calcext:value-type="float">
            <text:p>-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0536" calcext:value-type="float">
            <text:p>-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54" calcext:value-type="float">
            <text:p>-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3896" calcext:value-type="float">
            <text:p>-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1876" calcext:value-type="float">
            <text:p>-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3144" calcext:value-type="float">
            <text:p>-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352" calcext:value-type="float">
            <text:p>-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3144" calcext:value-type="float">
            <text:p>-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4856" calcext:value-type="float">
            <text:p>-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104" calcext:value-type="float">
            <text:p>-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3728" calcext:value-type="float">
            <text:p>-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544" calcext:value-type="float">
            <text:p>-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068" calcext:value-type="float">
            <text:p>-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2872" calcext:value-type="float">
            <text:p>-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8968" calcext:value-type="float">
            <text:p>-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2288" calcext:value-type="float">
            <text:p>-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90744" calcext:value-type="float">
            <text:p>-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0432" calcext:value-type="float">
            <text:p>-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64" calcext:value-type="float">
            <text:p>-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7576" calcext:value-type="float">
            <text:p>-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148" calcext:value-type="float">
            <text:p>-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7952" calcext:value-type="float">
            <text:p>-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3192" calcext:value-type="float">
            <text:p>-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5384" calcext:value-type="float">
            <text:p>-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9664" calcext:value-type="float">
            <text:p>-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1376" calcext:value-type="float">
            <text:p>-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1752" calcext:value-type="float">
            <text:p>-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6512" calcext:value-type="float">
            <text:p>-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0792" calcext:value-type="float">
            <text:p>-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1168" calcext:value-type="float">
            <text:p>-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9456" calcext:value-type="float">
            <text:p>-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6888" calcext:value-type="float">
            <text:p>-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288" calcext:value-type="float">
            <text:p>-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9728" calcext:value-type="float">
            <text:p>-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3048" calcext:value-type="float">
            <text:p>-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2736" calcext:value-type="float">
            <text:p>-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284" calcext:value-type="float">
            <text:p>-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1504" calcext:value-type="float">
            <text:p>-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3696" calcext:value-type="float">
            <text:p>-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728" calcext:value-type="float">
            <text:p>-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8352" calcext:value-type="float">
            <text:p>-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2464" calcext:value-type="float">
            <text:p>-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428" calcext:value-type="float">
            <text:p>-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2088" calcext:value-type="float">
            <text:p>-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284" calcext:value-type="float">
            <text:p>-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472" calcext:value-type="float">
            <text:p>-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8936" calcext:value-type="float">
            <text:p>-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2944" calcext:value-type="float">
            <text:p>-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6096" calcext:value-type="float">
            <text:p>-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7328" calcext:value-type="float">
            <text:p>-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896" calcext:value-type="float">
            <text:p>-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5616" calcext:value-type="float">
            <text:p>-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572" calcext:value-type="float">
            <text:p>-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4112" calcext:value-type="float">
            <text:p>-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4112" calcext:value-type="float">
            <text:p>-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8872" calcext:value-type="float">
            <text:p>-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9728" calcext:value-type="float">
            <text:p>-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208" calcext:value-type="float">
            <text:p>-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9456" calcext:value-type="float">
            <text:p>-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4696" calcext:value-type="float">
            <text:p>-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7744" calcext:value-type="float">
            <text:p>-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944" calcext:value-type="float">
            <text:p>-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808" calcext:value-type="float">
            <text:p>-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288" calcext:value-type="float">
            <text:p>-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008" calcext:value-type="float">
            <text:p>-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3192" calcext:value-type="float">
            <text:p>-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4048" calcext:value-type="float">
            <text:p>-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52" calcext:value-type="float">
            <text:p>-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56" calcext:value-type="float">
            <text:p>-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4048" calcext:value-type="float">
            <text:p>-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208" calcext:value-type="float">
            <text:p>-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44" calcext:value-type="float">
            <text:p>-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9392" calcext:value-type="float">
            <text:p>-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448" calcext:value-type="float">
            <text:p>-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5112" calcext:value-type="float">
            <text:p>-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92" calcext:value-type="float">
            <text:p>-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304" calcext:value-type="float">
            <text:p>-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9016" calcext:value-type="float">
            <text:p>-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64" calcext:value-type="float">
            <text:p>-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5696" calcext:value-type="float">
            <text:p>-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8744" calcext:value-type="float">
            <text:p>-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8368" calcext:value-type="float">
            <text:p>-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088" calcext:value-type="float">
            <text:p>-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664" calcext:value-type="float">
            <text:p>-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0184" calcext:value-type="float">
            <text:p>-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2272" calcext:value-type="float">
            <text:p>-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616" calcext:value-type="float">
            <text:p>-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2376" calcext:value-type="float">
            <text:p>-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04" calcext:value-type="float">
            <text:p>-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2376" calcext:value-type="float">
            <text:p>-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608" calcext:value-type="float">
            <text:p>-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5424" calcext:value-type="float">
            <text:p>-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5048" calcext:value-type="float">
            <text:p>-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4568" calcext:value-type="float">
            <text:p>-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772" calcext:value-type="float">
            <text:p>-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76" calcext:value-type="float">
            <text:p>-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088" calcext:value-type="float">
            <text:p>-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56" calcext:value-type="float">
            <text:p>-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1792" calcext:value-type="float">
            <text:p>-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264" calcext:value-type="float">
            <text:p>-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9224" calcext:value-type="float">
            <text:p>-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2168" calcext:value-type="float">
            <text:p>-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5216" calcext:value-type="float">
            <text:p>-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4464" calcext:value-type="float">
            <text:p>-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7888" calcext:value-type="float">
            <text:p>-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8744" calcext:value-type="float">
            <text:p>-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8368" calcext:value-type="float">
            <text:p>-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176" calcext:value-type="float">
            <text:p>-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9976" calcext:value-type="float">
            <text:p>-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584" calcext:value-type="float">
            <text:p>-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312" calcext:value-type="float">
            <text:p>-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6928" calcext:value-type="float">
            <text:p>-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2168" calcext:value-type="float">
            <text:p>-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456" calcext:value-type="float">
            <text:p>-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52" calcext:value-type="float">
            <text:p>-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532" calcext:value-type="float">
            <text:p>-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328" calcext:value-type="float">
            <text:p>-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008" calcext:value-type="float">
            <text:p>-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0224" calcext:value-type="float">
            <text:p>-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528" calcext:value-type="float">
            <text:p>-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196" calcext:value-type="float">
            <text:p>-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9664" calcext:value-type="float">
            <text:p>-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3088" calcext:value-type="float">
            <text:p>-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6408" calcext:value-type="float">
            <text:p>-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2568" calcext:value-type="float">
            <text:p>-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2192" calcext:value-type="float">
            <text:p>-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624" calcext:value-type="float">
            <text:p>-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4488" calcext:value-type="float">
            <text:p>-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0104" calcext:value-type="float">
            <text:p>-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9248" calcext:value-type="float">
            <text:p>-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8288" calcext:value-type="float">
            <text:p>-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524" calcext:value-type="float">
            <text:p>-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880228571429" calcext:value-type="float">
            <text:p>-3.58880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84232" calcext:value-type="float">
            <text:p>-3.5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93058064516" calcext:value-type="float">
            <text:p>-3.4389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97392" calcext:value-type="float">
            <text:p>-3.3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466219354839" calcext:value-type="float">
            <text:p>-3.4546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44255483871" calcext:value-type="float">
            <text:p>-3.134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28285714286" calcext:value-type="float">
            <text:p>-3.2972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036" calcext:value-type="float">
            <text:p>-2.44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83232" calcext:value-type="float">
            <text:p>-2.7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34024" calcext:value-type="float">
            <text:p>-3.1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4664" calcext:value-type="float">
            <text:p>-3.02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19064" calcext:value-type="float">
            <text:p>-3.11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542658064516" calcext:value-type="float">
            <text:p>-2.8354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26864516129" calcext:value-type="float">
            <text:p>-2.862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51561290323" calcext:value-type="float">
            <text:p>-4.383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5404" calcext:value-type="float">
            <text:p>-4.3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589806451613" calcext:value-type="float">
            <text:p>-4.665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346" calcext:value-type="float">
            <text:p>-4.8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2608" calcext:value-type="float">
            <text:p>-4.09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25424" calcext:value-type="float">
            <text:p>-3.8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22885" calcext:value-type="float">
            <text:p>-3.8322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60504" calcext:value-type="float">
            <text:p>-3.7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96576" calcext:value-type="float">
            <text:p>-3.657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89931034483" calcext:value-type="float">
            <text:p>-2.00589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427" calcext:value-type="float">
            <text:p>-3.68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3564" calcext:value-type="float">
            <text:p>-3.62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4168" calcext:value-type="float">
            <text:p>-3.8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716129032258" calcext:value-type="float">
            <text:p>-3.097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6835" calcext:value-type="float">
            <text:p>-2.801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816" calcext:value-type="float">
            <text:p>-3.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03406451613" calcext:value-type="float">
            <text:p>-3.4680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27744" calcext:value-type="float">
            <text:p>-3.4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627025" calcext:value-type="float">
            <text:p>-3.686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535371428571" calcext:value-type="float">
            <text:p>-3.7553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349341935484" calcext:value-type="float">
            <text:p>-3.7634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474625" calcext:value-type="float">
            <text:p>-3.6847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24768" calcext:value-type="float">
            <text:p>-3.6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901109677419" calcext:value-type="float">
            <text:p>-3.7390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0112" calcext:value-type="float">
            <text:p>-3.16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98592" calcext:value-type="float">
            <text:p>-3.08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230729411765" calcext:value-type="float">
            <text:p>-4.072307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44512" calcext:value-type="float">
            <text:p>-4.5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3326" calcext:value-type="float">
            <text:p>-4.51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025976470588" calcext:value-type="float">
            <text:p>-4.14025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049028571429" calcext:value-type="float">
            <text:p>-4.1404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108857142857" calcext:value-type="float">
            <text:p>-3.8110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988975" calcext:value-type="float">
            <text:p>-3.6898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794116129032" calcext:value-type="float">
            <text:p>-3.707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3208" calcext:value-type="float">
            <text:p>-3.9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675911111111" calcext:value-type="float">
            <text:p>-4.43675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14104" calcext:value-type="float">
            <text:p>-4.7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587" calcext:value-type="float">
            <text:p>-4.696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300622222222" calcext:value-type="float">
            <text:p>-4.52300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32464516129" calcext:value-type="float">
            <text:p>-4.453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624125" calcext:value-type="float">
            <text:p>-4.2162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95016" calcext:value-type="float">
            <text:p>-4.0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801725" calcext:value-type="float">
            <text:p>-3.9480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1788" calcext:value-type="float">
            <text:p>-3.89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6987" calcext:value-type="float">
            <text:p>-4.086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85264516129" calcext:value-type="float">
            <text:p>-4.105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272903225806" calcext:value-type="float">
            <text:p>-4.3827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254348387097" calcext:value-type="float">
            <text:p>-4.6925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136903225807" calcext:value-type="float">
            <text:p>-4.9313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072129032258" calcext:value-type="float">
            <text:p>-4.910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956744827586" calcext:value-type="float">
            <text:p>-4.57956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757574193548" calcext:value-type="float">
            <text:p>-4.3975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07104516129" calcext:value-type="float">
            <text:p>-4.4307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036" calcext:value-type="float">
            <text:p>-4.35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065858064516" calcext:value-type="float">
            <text:p>-4.3106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116" calcext:value-type="float">
            <text:p>-4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320980645161" calcext:value-type="float">
            <text:p>-3.9032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150763636364" calcext:value-type="float">
            <text:p>-3.91150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34416" calcext:value-type="float">
            <text:p>-3.86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59625" calcext:value-type="float">
            <text:p>-4.0085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5476" calcext:value-type="float">
            <text:p>-3.93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185475" calcext:value-type="float">
            <text:p>-4.1718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15822222222" calcext:value-type="float">
            <text:p>-3.83415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52144" calcext:value-type="float">
            <text:p>-3.9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8392" calcext:value-type="float">
            <text:p>-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81968" calcext:value-type="float">
            <text:p>-3.7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779613793103" calcext:value-type="float">
            <text:p>-3.59779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80114285714" calcext:value-type="float">
            <text:p>-3.3438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371747368421" calcext:value-type="float">
            <text:p>-3.153717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618525" calcext:value-type="float">
            <text:p>-3.0061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14896" calcext:value-type="float">
            <text:p>-3.2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52072727273" calcext:value-type="float">
            <text:p>-3.069520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02856" calcext:value-type="float">
            <text:p>-3.25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668428571429" calcext:value-type="float">
            <text:p>-3.4066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187022222222" calcext:value-type="float">
            <text:p>-3.56187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947448275862" calcext:value-type="float">
            <text:p>-3.809474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200722580645" calcext:value-type="float">
            <text:p>-3.622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023022222222" calcext:value-type="float">
            <text:p>-3.14023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036313043478" calcext:value-type="float">
            <text:p>-2.640363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064412903226" calcext:value-type="float">
            <text:p>-2.4006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07575" calcext:value-type="float">
            <text:p>-2.5110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2017" calcext:value-type="float">
            <text:p>-2.422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4376" calcext:value-type="float">
            <text:p>-2.68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10304516129" calcext:value-type="float">
            <text:p>-3.181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5104" calcext:value-type="float">
            <text:p>-3.49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626025" calcext:value-type="float">
            <text:p>-3.6062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414892307692" calcext:value-type="float">
            <text:p>-2.77414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342606451613" calcext:value-type="float">
            <text:p>-2.413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26167741935" calcext:value-type="float">
            <text:p>-2.4992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56464516129" calcext:value-type="float">
            <text:p>-2.563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765341935484" calcext:value-type="float">
            <text:p>-2.7576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0716" calcext:value-type="float">
            <text:p>-2.6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824309677419" calcext:value-type="float">
            <text:p>-2.9282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7135" calcext:value-type="float">
            <text:p>-3.422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734529032258" calcext:value-type="float">
            <text:p>-3.8073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216877419355" calcext:value-type="float">
            <text:p>-3.8821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626179310345" calcext:value-type="float">
            <text:p>-3.77626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417083870968" calcext:value-type="float">
            <text:p>-3.2841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20464516129" calcext:value-type="float">
            <text:p>-3.1122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5232" calcext:value-type="float">
            <text:p>-2.94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55125" calcext:value-type="float">
            <text:p>-2.8865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86424" calcext:value-type="float">
            <text:p>-3.1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151675" calcext:value-type="float">
            <text:p>-2.9915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00755" calcext:value-type="float">
            <text:p>-2.8900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30192" calcext:value-type="float">
            <text:p>-2.9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98" calcext:value-type="float">
            <text:p>-3.01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42352" calcext:value-type="float">
            <text:p>-3.30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962675" calcext:value-type="float">
            <text:p>-3.109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600657142857" calcext:value-type="float">
            <text:p>-3.5360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86620689655" calcext:value-type="float">
            <text:p>-3.34386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73496774193" calcext:value-type="float">
            <text:p>-3.1397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98425806452" calcext:value-type="float">
            <text:p>-2.749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228077419355" calcext:value-type="float">
            <text:p>-2.492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0836" calcext:value-type="float">
            <text:p>-2.37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641677419355" calcext:value-type="float">
            <text:p>-2.056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778787096774" calcext:value-type="float">
            <text:p>-1.8177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683922580645" calcext:value-type="float">
            <text:p>-1.8968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141341935484" calcext:value-type="float">
            <text:p>-2.3614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54095483871" calcext:value-type="float">
            <text:p>-2.625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24335483871" calcext:value-type="float">
            <text:p>-2.758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323255172414" calcext:value-type="float">
            <text:p>-2.58323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423525" calcext:value-type="float">
            <text:p>-2.6442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21925" calcext:value-type="float">
            <text:p>-2.302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37216" calcext:value-type="float">
            <text:p>-2.29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88864516129" calcext:value-type="float">
            <text:p>-2.028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525470967742" calcext:value-type="float">
            <text:p>-1.755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696103225807" calcext:value-type="float">
            <text:p>-1.6669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254545454546" calcext:value-type="float">
            <text:p>-1.66254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92216" calcext:value-type="float">
            <text:p>-1.8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66405" calcext:value-type="float">
            <text:p>-2.0766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15792" calcext:value-type="float">
            <text:p>-2.8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7822" calcext:value-type="float">
            <text:p>-3.147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064257142857" calcext:value-type="float">
            <text:p>-3.29064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8465" calcext:value-type="float">
            <text:p>-2.95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389419354839" calcext:value-type="float">
            <text:p>-2.643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339122580645" calcext:value-type="float">
            <text:p>-2.5033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626580645161" calcext:value-type="float">
            <text:p>-2.446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2672" calcext:value-type="float">
            <text:p>-2.5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685" calcext:value-type="float">
            <text:p>-2.432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40735483871" calcext:value-type="float">
            <text:p>-2.604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308980645161" calcext:value-type="float">
            <text:p>-2.9430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890167741935" calcext:value-type="float">
            <text:p>-3.4289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426475" calcext:value-type="float">
            <text:p>-4.4042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308857142857" calcext:value-type="float">
            <text:p>-4.5730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088" calcext:value-type="float">
            <text:p>-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828722580645" calcext:value-type="float">
            <text:p>-4.338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6608" calcext:value-type="float">
            <text:p>-4.24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0446" calcext:value-type="float">
            <text:p>-4.33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44929032258" calcext:value-type="float">
            <text:p>-4.2584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992438709678" calcext:value-type="float">
            <text:p>-4.08992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013775" calcext:value-type="float">
            <text:p>-4.1501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5544" calcext:value-type="float">
            <text:p>-4.2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95535483871" calcext:value-type="float">
            <text:p>-4.53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153187096774" calcext:value-type="float">
            <text:p>-4.341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724619354839" calcext:value-type="float">
            <text:p>-4.3172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808413793104" calcext:value-type="float">
            <text:p>-4.37808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808464516129" calcext:value-type="float">
            <text:p>-4.438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127174193548" calcext:value-type="float">
            <text:p>-4.2512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384" calcext:value-type="float">
            <text:p>-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535025" calcext:value-type="float">
            <text:p>-3.945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51208" calcext:value-type="float">
            <text:p>-3.73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479525" calcext:value-type="float">
            <text:p>-3.3147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9925" calcext:value-type="float">
            <text:p>-3.2705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520051612903" calcext:value-type="float">
            <text:p>-3.1652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07535483871" calcext:value-type="float">
            <text:p>-3.7000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578322580645" calcext:value-type="float">
            <text:p>-4.1157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286735483871" calcext:value-type="float">
            <text:p>-4.7028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01848275862" calcext:value-type="float">
            <text:p>-4.7330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0743" calcext:value-type="float">
            <text:p>-4.420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146219354839" calcext:value-type="float">
            <text:p>-4.5214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156077419355" calcext:value-type="float">
            <text:p>-4.351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7106" calcext:value-type="float">
            <text:p>-4.27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038116129032" calcext:value-type="float">
            <text:p>-4.180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822275" calcext:value-type="float">
            <text:p>-4.0682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5161" calcext:value-type="float">
            <text:p>-3.95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65985" calcext:value-type="float">
            <text:p>-4.0265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43275" calcext:value-type="float">
            <text:p>-4.144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736748387097" calcext:value-type="float">
            <text:p>-4.427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2341" calcext:value-type="float">
            <text:p>-4.252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145485714286" calcext:value-type="float">
            <text:p>-3.9114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785325" calcext:value-type="float">
            <text:p>-3.3978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03974193548" calcext:value-type="float">
            <text:p>-3.157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371509677419" calcext:value-type="float">
            <text:p>-2.5137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965" calcext:value-type="float">
            <text:p>-2.00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76752" calcext:value-type="float">
            <text:p>-1.61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073275" calcext:value-type="float">
            <text:p>-1.2907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66395" calcext:value-type="float">
            <text:p>-1.3066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52824" calcext:value-type="float">
            <text:p>-1.67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5345" calcext:value-type="float">
            <text:p>-2.3715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853212903226" calcext:value-type="float">
            <text:p>-3.0285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57703225806" calcext:value-type="float">
            <text:p>-3.1665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34714285714" calcext:value-type="float">
            <text:p>-3.26734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201419354839" calcext:value-type="float">
            <text:p>-2.842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477316129032" calcext:value-type="float">
            <text:p>-2.7447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76072" calcext:value-type="float">
            <text:p>-2.59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455922580645" calcext:value-type="float">
            <text:p>-2.7045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073703225806" calcext:value-type="float">
            <text:p>-2.1607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55765" calcext:value-type="float">
            <text:p>-1.945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81" calcext:value-type="float">
            <text:p>-1.90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75015" calcext:value-type="float">
            <text:p>-2.107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75329032258" calcext:value-type="float">
            <text:p>-2.4997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658348387097" calcext:value-type="float">
            <text:p>-2.726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527282758621" calcext:value-type="float">
            <text:p>-2.69527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078875" calcext:value-type="float">
            <text:p>-2.5007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612748387097" calcext:value-type="float">
            <text:p>-2.1261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955148387097" calcext:value-type="float">
            <text:p>-2.0895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067922580645" calcext:value-type="float">
            <text:p>-2.1406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48985" calcext:value-type="float">
            <text:p>-1.8548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42625" calcext:value-type="float">
            <text:p>-1.505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475075" calcext:value-type="float">
            <text:p>-1.4347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716929032258" calcext:value-type="float">
            <text:p>-1.6371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699509677419" calcext:value-type="float">
            <text:p>-2.0869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405032258064" calcext:value-type="float">
            <text:p>-2.66405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55525" calcext:value-type="float">
            <text:p>-2.51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56208" calcext:value-type="float">
            <text:p>-2.65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43275" calcext:value-type="float">
            <text:p>-2.7004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18365" calcext:value-type="float">
            <text:p>-2.5018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83064" calcext:value-type="float">
            <text:p>-2.24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20608" calcext:value-type="float">
            <text:p>-2.243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43032" calcext:value-type="float">
            <text:p>-2.32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6034" calcext:value-type="float">
            <text:p>-1.796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22815483871" calcext:value-type="float">
            <text:p>-1.982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864387096774" calcext:value-type="float">
            <text:p>-1.808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939525" calcext:value-type="float">
            <text:p>-2.019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4776" calcext:value-type="float">
            <text:p>-2.24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22836363636" calcext:value-type="float">
            <text:p>-2.61222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7886" calcext:value-type="float">
            <text:p>-2.897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477" calcext:value-type="float">
            <text:p>-2.673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704077419355" calcext:value-type="float">
            <text:p>-2.4770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79024" calcext:value-type="float">
            <text:p>-2.31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13672" calcext:value-type="float">
            <text:p>-2.20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32224" calcext:value-type="float">
            <text:p>-1.7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24457142857" calcext:value-type="float">
            <text:p>-1.6302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27555555556" calcext:value-type="float">
            <text:p>-1.76727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956184615385" calcext:value-type="float">
            <text:p>-2.19956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900025" calcext:value-type="float">
            <text:p>-2.6690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308475" calcext:value-type="float">
            <text:p>-2.5830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897963636364" calcext:value-type="float">
            <text:p>-2.98897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8288" calcext:value-type="float">
            <text:p>-2.79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9727" calcext:value-type="float">
            <text:p>-3.149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643475" calcext:value-type="float">
            <text:p>-2.7164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87632" calcext:value-type="float">
            <text:p>-2.4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860075" calcext:value-type="float">
            <text:p>-1.7586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28206451613" calcext:value-type="float">
            <text:p>-1.6422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86064516129" calcext:value-type="float">
            <text:p>-1.883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06285" calcext:value-type="float">
            <text:p>-1.980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580335483871" calcext:value-type="float">
            <text:p>-2.2858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1537" calcext:value-type="float">
            <text:p>-2.391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18104" calcext:value-type="float">
            <text:p>-2.85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908748387097" calcext:value-type="float">
            <text:p>-2.9490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480027586207" calcext:value-type="float">
            <text:p>-3.14480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613" calcext:value-type="float">
            <text:p>-2.999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754322580645" calcext:value-type="float">
            <text:p>-2.9575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16206451613" calcext:value-type="float">
            <text:p>-2.9681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234525" calcext:value-type="float">
            <text:p>-2.7623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79329032258" calcext:value-type="float">
            <text:p>-2.0577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4649" calcext:value-type="float">
            <text:p>-2.144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477" calcext:value-type="float">
            <text:p>-2.292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23315" calcext:value-type="float">
            <text:p>-2.6523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25135483871" calcext:value-type="float">
            <text:p>-3.203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21006451613" calcext:value-type="float">
            <text:p>-3.352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3616" calcext:value-type="float">
            <text:p>-3.47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2125" calcext:value-type="float">
            <text:p>-3.6052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84696774194" calcext:value-type="float">
            <text:p>-3.6548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20144" calcext:value-type="float">
            <text:p>-3.72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6115" calcext:value-type="float">
            <text:p>-3.368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0064" calcext:value-type="float">
            <text:p>-3.0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12825" calcext:value-type="float">
            <text:p>-2.641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9044" calcext:value-type="float">
            <text:p>-3.0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5249" calcext:value-type="float">
            <text:p>-3.135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779612903226" calcext:value-type="float">
            <text:p>-3.997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726909090909" calcext:value-type="float">
            <text:p>-4.12726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2148" calcext:value-type="float">
            <text:p>-4.2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882618181818" calcext:value-type="float">
            <text:p>-4.2088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185058064516" calcext:value-type="float">
            <text:p>-3.9418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404877419355" calcext:value-type="float">
            <text:p>-3.684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237212903226" calcext:value-type="float">
            <text:p>-3.2723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1056" calcext:value-type="float">
            <text:p>-2.57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148851612903" calcext:value-type="float">
            <text:p>-2.4214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137290322581" calcext:value-type="float">
            <text:p>-2.381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269028571429" calcext:value-type="float">
            <text:p>-2.6926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450817391304" calcext:value-type="float">
            <text:p>-3.204508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6912" calcext:value-type="float">
            <text:p>-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293316129032" calcext:value-type="float">
            <text:p>-3.262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3418" calcext:value-type="float">
            <text:p>-2.963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466472727273" calcext:value-type="float">
            <text:p>-2.82466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8864" calcext:value-type="float">
            <text:p>-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874628571429" calcext:value-type="float">
            <text:p>-1.1087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3322" calcext:value-type="float">
            <text:p>-1.43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252" calcext:value-type="float">
            <text:p>-1.88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88925" calcext:value-type="float">
            <text:p>-2.568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74735483871" calcext:value-type="float">
            <text:p>-3.3617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6783" calcext:value-type="float">
            <text:p>-3.216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504492307692" calcext:value-type="float">
            <text:p>-3.08504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808533333333" calcext:value-type="float">
            <text:p>-3.13808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0088" calcext:value-type="float">
            <text:p>-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64384" calcext:value-type="float">
            <text:p>-2.79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826116129032" calcext:value-type="float">
            <text:p>-2.458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052" calcext:value-type="float">
            <text:p>-1.6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29739130435" calcext:value-type="float">
            <text:p>-1.965297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5048" calcext:value-type="float">
            <text:p>-2.0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928" calcext:value-type="float">
            <text:p>-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098" calcext:value-type="float">
            <text:p>-2.76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89538461538" calcext:value-type="float">
            <text:p>-3.060895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122285714286" calcext:value-type="float">
            <text:p>-3.0712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65" calcext:value-type="float">
            <text:p>-3.04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108727272727" calcext:value-type="float">
            <text:p>-2.8110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620869565217" calcext:value-type="float">
            <text:p>-2.79620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820235294118" calcext:value-type="float">
            <text:p>-3.09820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546" calcext:value-type="float">
            <text:p>-1.7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010666666667" calcext:value-type="float">
            <text:p>-1.7001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965" calcext:value-type="float">
            <text:p>-1.243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75428571429" calcext:value-type="float">
            <text:p>-1.4267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540965517241" calcext:value-type="float">
            <text:p>-1.63540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929773913044" calcext:value-type="float">
            <text:p>-1.769297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185714285714" calcext:value-type="float">
            <text:p>-1.2518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98064516129" calcext:value-type="float">
            <text:p>-0.938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5862857142857" calcext:value-type="float">
            <text:p>-0.82586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30824" calcext:value-type="float">
            <text:p>-0.5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1827096774194" calcext:value-type="float">
            <text:p>-0.3618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51" calcext:value-type="float">
            <text:p>0.1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7767225806452" calcext:value-type="float">
            <text:p>0.17776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036" calcext:value-type="float">
            <text:p>-0.3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616575" calcext:value-type="float">
            <text:p>-1.3261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89290322581" calcext:value-type="float">
            <text:p>-1.588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364857142857" calcext:value-type="float">
            <text:p>-1.4336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965677419355" calcext:value-type="float">
            <text:p>-1.3096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05935483871" calcext:value-type="float">
            <text:p>-1.2860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239225806452" calcext:value-type="float">
            <text:p>-1.4423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8456" calcext:value-type="float">
            <text:p>-1.1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6887741935484" calcext:value-type="float">
            <text:p>-0.41688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9692903225806" calcext:value-type="float">
            <text:p>-0.36969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2008" calcext:value-type="float">
            <text:p>-0.5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639483870968" calcext:value-type="float">
            <text:p>-1.2663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1656" calcext:value-type="float">
            <text:p>-1.3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797935483871" calcext:value-type="float">
            <text:p>-1.407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202571428571" calcext:value-type="float">
            <text:p>-1.5120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985316129032" calcext:value-type="float">
            <text:p>-1.4798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172129032258" calcext:value-type="float">
            <text:p>-1.4817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05536" calcext:value-type="float">
            <text:p>-1.33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21456" calcext:value-type="float">
            <text:p>-1.6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240387096774" calcext:value-type="float">
            <text:p>-1.412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376258064516" calcext:value-type="float">
            <text:p>-1.7137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54925" calcext:value-type="float">
            <text:p>-2.035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5048" calcext:value-type="float">
            <text:p>-2.0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621419354839" calcext:value-type="float">
            <text:p>-2.1562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486344827586" calcext:value-type="float">
            <text:p>-1.9948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003148387097" calcext:value-type="float">
            <text:p>-2.1200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33703225807" calcext:value-type="float">
            <text:p>-2.0083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31352" calcext:value-type="float">
            <text:p>-2.12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041393548387" calcext:value-type="float">
            <text:p>-1.640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45168" calcext:value-type="float">
            <text:p>-0.9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2144516129032" calcext:value-type="float">
            <text:p>-0.8121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3671225806452" calcext:value-type="float">
            <text:p>-0.9336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03248" calcext:value-type="float">
            <text:p>-1.43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27638709677" calcext:value-type="float">
            <text:p>-1.9532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29576" calcext:value-type="float">
            <text:p>-2.0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177806451613" calcext:value-type="float">
            <text:p>-2.1817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91714285714" calcext:value-type="float">
            <text:p>-2.1129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674116129032" calcext:value-type="float">
            <text:p>-1.726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095225806452" calcext:value-type="float">
            <text:p>-1.3509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9624" calcext:value-type="float">
            <text:p>-1.3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658580645161" calcext:value-type="float">
            <text:p>-1.1965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425522580645" calcext:value-type="float">
            <text:p>-1.0342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313883870968" calcext:value-type="float">
            <text:p>-1.123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77728" calcext:value-type="float">
            <text:p>-1.0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963870967742" calcext:value-type="float">
            <text:p>-1.7796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716" calcext:value-type="float">
            <text:p>-2.04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17006451613" calcext:value-type="float">
            <text:p>-2.270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68485714286" calcext:value-type="float">
            <text:p>-2.7036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655509677419" calcext:value-type="float">
            <text:p>-2.3765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56464516129" calcext:value-type="float">
            <text:p>-2.775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044" calcext:value-type="float">
            <text:p>-2.13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834116129032" calcext:value-type="float">
            <text:p>-3.098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51288" calcext:value-type="float">
            <text:p>-2.27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145987096774" calcext:value-type="float">
            <text:p>-2.241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28992" calcext:value-type="float">
            <text:p>-2.0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088" calcext:value-type="float">
            <text:p>-1.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85" calcext:value-type="float">
            <text:p>-2.22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4544" calcext:value-type="float">
            <text:p>-2.5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200258064516" calcext:value-type="float">
            <text:p>-2.872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586285714286" calcext:value-type="float">
            <text:p>-3.3658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980903225806" calcext:value-type="float">
            <text:p>-3.8798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009290322581" calcext:value-type="float">
            <text:p>-3.570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822285714286" calcext:value-type="float">
            <text:p>-3.1982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244" calcext:value-type="float">
            <text:p>-3.0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52307692308" calcext:value-type="float">
            <text:p>-2.221523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46864516129" calcext:value-type="float">
            <text:p>-2.714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65428571429" calcext:value-type="float">
            <text:p>-2.4046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288206451613" calcext:value-type="float">
            <text:p>-2.632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171006896552" calcext:value-type="float">
            <text:p>-2.96171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95329032258" calcext:value-type="float">
            <text:p>-2.9569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421517241379" calcext:value-type="float">
            <text:p>-3.1142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4052" calcext:value-type="float">
            <text:p>-3.4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9010812844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84" meta:object-count="0"/>
    <meta:user-defined meta:name="AppVersion">3.0</meta:user-defined>
  </office:meta>
</office:document-meta>
</file>